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8.34788132" calcext:value-type="float">
            <text:p>38,34788132</text:p>
          </table:table-cell>
          <table:table-cell office:value-type="float" office:value="1.70715216E-026" calcext:value-type="float">
            <text:p>1,71E-026</text:p>
          </table:table-cell>
          <table:table-cell office:value-type="float" office:value="3.618394852" calcext:value-type="float">
            <text:p>3,618394852</text:p>
          </table:table-cell>
          <table:table-cell table:style-name="ce2" table:formula="of:=([.E3]-[.E2])/[.E2]" office:value-type="float" office:value="0.00871602189788213" calcext:value-type="float">
            <text:p>0,00871602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206" calcext:value-type="float">
            <text:p>33206</text:p>
          </table:table-cell>
          <table:table-cell office:value-type="float" office:value="43.45582199" calcext:value-type="float">
            <text:p>43,45582199</text:p>
          </table:table-cell>
          <table:table-cell office:value-type="float" office:value="3.055708782E-021" calcext:value-type="float">
            <text:p>3,06E-021</text:p>
          </table:table-cell>
          <table:table-cell office:value-type="float" office:value="2.721889973" calcext:value-type="float">
            <text:p>2,72188997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206" calcext:value-type="float">
            <text:p>33206</text:p>
          </table:table-cell>
          <table:table-cell office:value-type="float" office:value="63.91789246" calcext:value-type="float">
            <text:p>63,91789246</text:p>
          </table:table-cell>
          <table:table-cell office:value-type="float" office:value="7.053586279E-022" calcext:value-type="float">
            <text:p>7,05E-022</text:p>
          </table:table-cell>
          <table:table-cell office:value-type="float" office:value="2.726819754" calcext:value-type="float">
            <text:p>2,726819754</text:p>
          </table:table-cell>
          <table:table-cell table:formula="of:=([.E5]-[.E4])/[.E4]" office:value-type="float" office:value="0.00181116101271591" calcext:value-type="float">
            <text:p>0,0018111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82" calcext:value-type="float">
            <text:p>33482</text:p>
          </table:table-cell>
          <table:table-cell office:value-type="float" office:value="53.94734955" calcext:value-type="float">
            <text:p>53,94734955</text:p>
          </table:table-cell>
          <table:table-cell office:value-type="float" office:value="2.053216301E-017" calcext:value-type="float">
            <text:p>2,05E-017</text:p>
          </table:table-cell>
          <table:table-cell office:value-type="float" office:value="2.249891281" calcext:value-type="float">
            <text:p>2,24989128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82" calcext:value-type="float">
            <text:p>33482</text:p>
          </table:table-cell>
          <table:table-cell office:value-type="float" office:value="52.10289764" calcext:value-type="float">
            <text:p>52,10289764</text:p>
          </table:table-cell>
          <table:table-cell office:value-type="float" office:value="1.956404737E-017" calcext:value-type="float">
            <text:p>1,96E-017</text:p>
          </table:table-cell>
          <table:table-cell office:value-type="float" office:value="2.25203228" calcext:value-type="float">
            <text:p>2,25203228</text:p>
          </table:table-cell>
          <table:table-cell table:style-name="ce3" table:formula="of:=([.E7]-[.E6])/[.E6]" office:value-type="float" office:value="0.000951601092052886" calcext:value-type="float">
            <text:p>0,00095160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05" calcext:value-type="float">
            <text:p>33505</text:p>
          </table:table-cell>
          <table:table-cell office:value-type="float" office:value="52.36766434" calcext:value-type="float">
            <text:p>52,36766434</text:p>
          </table:table-cell>
          <table:table-cell office:value-type="float" office:value="1.132149796E-016" calcext:value-type="float">
            <text:p>1,13E-016</text:p>
          </table:table-cell>
          <table:table-cell office:value-type="float" office:value="1.939600229" calcext:value-type="float">
            <text:p>1,93960022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05" calcext:value-type="float">
            <text:p>33505</text:p>
          </table:table-cell>
          <table:table-cell office:value-type="float" office:value="53.44254303" calcext:value-type="float">
            <text:p>53,44254303</text:p>
          </table:table-cell>
          <table:table-cell office:value-type="float" office:value="2.812229125E-017" calcext:value-type="float">
            <text:p>2,81E-017</text:p>
          </table:table-cell>
          <table:table-cell office:value-type="float" office:value="1.940925837" calcext:value-type="float">
            <text:p>1,940925837</text:p>
          </table:table-cell>
          <table:table-cell table:style-name="ce3" table:formula="of:=([.E9]-[.E8])/[.E8]" office:value-type="float" office:value="0.000683443928382792" calcext:value-type="float">
            <text:p>0,00068344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51" calcext:value-type="float">
            <text:p>33551</text:p>
          </table:table-cell>
          <table:table-cell office:value-type="float" office:value="53.49277115" calcext:value-type="float">
            <text:p>53,49277115</text:p>
          </table:table-cell>
          <table:table-cell office:value-type="float" office:value="0.0000000000001603914755" calcext:value-type="float">
            <text:p>1,60E-013</text:p>
          </table:table-cell>
          <table:table-cell office:value-type="float" office:value="1.721237183" calcext:value-type="float">
            <text:p>1,72123718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51" calcext:value-type="float">
            <text:p>33551</text:p>
          </table:table-cell>
          <table:table-cell office:value-type="float" office:value="53.34367371" calcext:value-type="float">
            <text:p>53,34367371</text:p>
          </table:table-cell>
          <table:table-cell office:value-type="float" office:value="0.000000000000160496494" calcext:value-type="float">
            <text:p>1,60E-013</text:p>
          </table:table-cell>
          <table:table-cell office:value-type="float" office:value="1.722830534" calcext:value-type="float">
            <text:p>1,722830534</text:p>
          </table:table-cell>
          <table:table-cell table:style-name="ce3" table:formula="of:=([.E11]-[.E10])/[.E10]" office:value-type="float" office:value="0.000925701010724756" calcext:value-type="float">
            <text:p>0,0009257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97" calcext:value-type="float">
            <text:p>33597</text:p>
          </table:table-cell>
          <table:table-cell office:value-type="float" office:value="67.46279907" calcext:value-type="float">
            <text:p>67,46279907</text:p>
          </table:table-cell>
          <table:table-cell office:value-type="float" office:value="0.0000000000002233298588" calcext:value-type="float">
            <text:p>2,23E-013</text:p>
          </table:table-cell>
          <table:table-cell office:value-type="float" office:value="1.555987597" calcext:value-type="float">
            <text:p>1,55598759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97" calcext:value-type="float">
            <text:p>33597</text:p>
          </table:table-cell>
          <table:table-cell office:value-type="float" office:value="72.58686829" calcext:value-type="float">
            <text:p>72,58686829</text:p>
          </table:table-cell>
          <table:table-cell office:value-type="float" office:value="0.0000000000001990404234" calcext:value-type="float">
            <text:p>1,99E-013</text:p>
          </table:table-cell>
          <table:table-cell office:value-type="float" office:value="1.557009697" calcext:value-type="float">
            <text:p>1,557009697</text:p>
          </table:table-cell>
          <table:table-cell table:formula="of:=([.E13]-[.E12])/[.E12]" office:value-type="float" office:value="0.000656881842741266" calcext:value-type="float">
            <text:p>0,00065688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649" calcext:value-type="float">
            <text:p>33649</text:p>
          </table:table-cell>
          <table:table-cell office:value-type="float" office:value="97.26741028" calcext:value-type="float">
            <text:p>97,26741028</text:p>
          </table:table-cell>
          <table:table-cell office:value-type="float" office:value="0.00000000006195577384" calcext:value-type="float">
            <text:p>6,20E-011</text:p>
          </table:table-cell>
          <table:table-cell office:value-type="float" office:value="1.424408078" calcext:value-type="float">
            <text:p>1,42440807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649" calcext:value-type="float">
            <text:p>33649</text:p>
          </table:table-cell>
          <table:table-cell office:value-type="float" office:value="106.5711136" calcext:value-type="float">
            <text:p>106,5711136</text:p>
          </table:table-cell>
          <table:table-cell office:value-type="float" office:value="0.00000000006192696356" calcext:value-type="float">
            <text:p>6,19E-011</text:p>
          </table:table-cell>
          <table:table-cell office:value-type="float" office:value="1.426673412" calcext:value-type="float">
            <text:p>1,426673412</text:p>
          </table:table-cell>
          <table:table-cell table:formula="of:=([.E15]-[.E14])/[.E14]" office:value-type="float" office:value="0.00159036868365757" calcext:value-type="float">
            <text:p>0,00159036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50" calcext:value-type="float">
            <text:p>33750</text:p>
          </table:table-cell>
          <table:table-cell office:value-type="float" office:value="106.539238" calcext:value-type="float">
            <text:p>106,539238</text:p>
          </table:table-cell>
          <table:table-cell office:value-type="float" office:value="0.0000000006610410552" calcext:value-type="float">
            <text:p>6,61E-010</text:p>
          </table:table-cell>
          <table:table-cell office:value-type="float" office:value="1.322258472" calcext:value-type="float">
            <text:p>1,32225847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50" calcext:value-type="float">
            <text:p>33750</text:p>
          </table:table-cell>
          <table:table-cell office:value-type="float" office:value="105.0496216" calcext:value-type="float">
            <text:p>105,0496216</text:p>
          </table:table-cell>
          <table:table-cell office:value-type="float" office:value="0.0000000006608533165" calcext:value-type="float">
            <text:p>6,61E-010</text:p>
          </table:table-cell>
          <table:table-cell office:value-type="float" office:value="1.322948575" calcext:value-type="float">
            <text:p>1,322948575</text:p>
          </table:table-cell>
          <table:table-cell table:formula="of:=([.E17]-[.E16])/[.E16]" office:value-type="float" office:value="0.000521912330012238" calcext:value-type="float">
            <text:p>0,00052191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769" calcext:value-type="float">
            <text:p>33769</text:p>
          </table:table-cell>
          <table:table-cell office:value-type="float" office:value="105.3975449" calcext:value-type="float">
            <text:p>105,3975449</text:p>
          </table:table-cell>
          <table:table-cell office:value-type="float" office:value="0.000000005140773585" calcext:value-type="float">
            <text:p>5,14E-009</text:p>
          </table:table-cell>
          <table:table-cell office:value-type="float" office:value="1.232169628" calcext:value-type="float">
            <text:p>1,23216962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769" calcext:value-type="float">
            <text:p>33769</text:p>
          </table:table-cell>
          <table:table-cell office:value-type="float" office:value="107.5266647" calcext:value-type="float">
            <text:p>107,5266647</text:p>
          </table:table-cell>
          <table:table-cell office:value-type="float" office:value="0.000000005136563175" calcext:value-type="float">
            <text:p>5,14E-009</text:p>
          </table:table-cell>
          <table:table-cell office:value-type="float" office:value="1.233369827" calcext:value-type="float">
            <text:p>1,233369827</text:p>
          </table:table-cell>
          <table:table-cell table:style-name="ce3" table:formula="of:=([.E19]-[.E18])/[.E18]" office:value-type="float" office:value="0.000974053387396027" calcext:value-type="float">
            <text:p>0,00097405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807" calcext:value-type="float">
            <text:p>33807</text:p>
          </table:table-cell>
          <table:table-cell office:value-type="float" office:value="193.0432739" calcext:value-type="float">
            <text:p>193,0432739</text:p>
          </table:table-cell>
          <table:table-cell office:value-type="float" office:value="0.0000000306655501" calcext:value-type="float">
            <text:p>3,07E-008</text:p>
          </table:table-cell>
          <table:table-cell office:value-type="float" office:value="1.155236125" calcext:value-type="float">
            <text:p>1,15523612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807" calcext:value-type="float">
            <text:p>33807</text:p>
          </table:table-cell>
          <table:table-cell office:value-type="float" office:value="219.2290344" calcext:value-type="float">
            <text:p>219,2290344</text:p>
          </table:table-cell>
          <table:table-cell office:value-type="float" office:value="0.0000000306214325" calcext:value-type="float">
            <text:p>3,06E-008</text:p>
          </table:table-cell>
          <table:table-cell office:value-type="float" office:value="1.159193397" calcext:value-type="float">
            <text:p>1,159193397</text:p>
          </table:table-cell>
          <table:table-cell table:style-name="ce3" table:formula="of:=([.E21]-[.E20])/[.E20]" office:value-type="float" office:value="0.00342550922219478" calcext:value-type="float">
            <text:p>0,003425509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852" calcext:value-type="float">
            <text:p>33852</text:p>
          </table:table-cell>
          <table:table-cell office:value-type="float" office:value="219.2103729" calcext:value-type="float">
            <text:p>219,2103729</text:p>
          </table:table-cell>
          <table:table-cell office:value-type="float" office:value="0.0000000351078242" calcext:value-type="float">
            <text:p>3,51E-008</text:p>
          </table:table-cell>
          <table:table-cell office:value-type="float" office:value="1.091693044" calcext:value-type="float">
            <text:p>1,09169304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02566544077604" calcext:value-type="float">
            <text:p>0,0020256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47:55.395828390</dc:date>
    <meta:document-statistic meta:table-count="1" meta:cell-count="121" meta:object-count="0"/>
    <meta:generator>LibreOffice/4.1.4.2$Linux_X86_64 LibreOffice_project/410m0$Build-2</meta:generator>
  </office:meta>
</office:document-meta>
</file>